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2.6047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6.64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ffff00"/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Group Name</text:p>
          </table:table-cell>
          <table:table-cell table:style-name="ce1" office:value-type="string" calcext:value-type="string">
            <text:p>Web Link</text:p>
          </table:table-cell>
          <table:table-cell table:style-name="ce1" office:value-type="string" calcext:value-type="string">
            <text:p>Format Rating (1-10)</text:p>
          </table:table-cell>
          <table:table-cell table:style-name="ce1" office:value-type="string" calcext:value-type="string">
            <text:p>Notes: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rizona Trail Association </text:p>
          </table:table-cell>
          <table:table-cell table:style-name="ce2" office:value-type="string" calcext:value-type="string">
            <text:p><text:a xlink:href="http://www.aztrail.org/" xlink:type="simple">http://www.aztrail.org</text:a> 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olorado River Area Trail Alliance </text:p>
          </table:table-cell>
          <table:table-cell table:style-name="ce2" office:value-type="string" calcext:value-type="string">
            <text:p><text:a xlink:href="https://www.facebook.com/AZCRATA" xlink:type="simple">https://www.facebook.com/AZCRATA</text:a> 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acebook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Desert Foothills Mountain Bike Association </text:p>
          </table:table-cell>
          <table:table-cell table:style-name="ce2" office:value-type="string" calcext:value-type="string">
            <text:p><text:a xlink:href="http://www.dfmba.org/" xlink:type="simple">http://www.dfmba.org</text:a> 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Wordpres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Prescott Mountain Bike Alliance </text:p>
          </table:table-cell>
          <table:table-cell table:style-name="ce2" office:value-type="string" calcext:value-type="string">
            <text:p><text:a xlink:href="http://www.prescottmtb.com/" xlink:type="simple">http://www.prescottmtb.com</text:a> 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onoran Desert Mountain Bicyclists </text:p>
          </table:table-cell>
          <table:table-cell table:style-name="ce2" office:value-type="string" calcext:value-type="string">
            <text:p><text:a xlink:href="http://www.sdmb.org/" xlink:type="simple">http://www.sdmb.org</text:a> 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outhern Arizona Mountain Bike Association </text:p>
          </table:table-cell>
          <table:table-cell table:style-name="ce2" office:value-type="string" calcext:value-type="string">
            <text:p><text:a xlink:href="http://www.sambabike.org/" xlink:type="simple">http://www.sambabike.org</text:a> 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RACKS, Inc </text:p>
          </table:table-cell>
          <table:table-cell table:style-name="ce2" office:value-type="string" calcext:value-type="string">
            <text:p><text:a xlink:href="http://www.tracks-pinetop-lakeside.org/" xlink:type="simple">http://www.tracks-pinetop-lakeside.org/</text:a> 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rips for Kids - Flagstaff </text:p>
          </table:table-cell>
          <table:table-cell table:style-name="ce2" office:value-type="string" calcext:value-type="string">
            <text:p><text:a xlink:href="http://flagstaffbiking.org/kids-programs/trips-for-kids" xlink:type="simple">http://flagstaffbiking.org/kids-programs/trips-for-kids</text:a> 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A magazine layou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rips for Kids - Phoenix </text:p>
          </table:table-cell>
          <table:table-cell table:style-name="ce2" office:value-type="string" calcext:value-type="string">
            <text:p><text:a xlink:href="http://tripsforkidsphoenix.com/" xlink:type="simple">http://tripsforkidsphoenix.com</text:a> 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erde Valley Cyclists Coalition </text:p>
          </table:table-cell>
          <table:table-cell table:style-name="ce2" office:value-type="string" calcext:value-type="string">
            <text:p><text:a xlink:href="http://www.vvcc.us/" xlink:type="simple">http://www.vvcc.us/</text:a> 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Blogger, has a Strava API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West Valley Trail Alliance </text:p>
          </table:table-cell>
          <table:table-cell table:style-name="ce2" office:value-type="string" calcext:value-type="string">
            <text:p><text:a xlink:href="http://westvalleytrailalliance.org/" xlink:type="simple">http://westvalleytrailalliance.org</text:a> 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Wordpres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entonville/Bella Vista Trailblazers Association, Inc. </text:p>
          </table:table-cell>
          <table:table-cell table:style-name="ce2" office:value-type="string" calcext:value-type="string">
            <text:p><text:a xlink:href="http://www.nwatrailblazers.com/" xlink:type="simple">http://www.nwatrailblazers.com</text:a> 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Square Space, looks cool but custom content is hard to add.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icycle Advocacy of Central Arkansas </text:p>
          </table:table-cell>
          <table:table-cell table:style-name="ce2" office:value-type="string" calcext:value-type="string">
            <text:p><text:a xlink:href="http://www.bicycleadvocacy.com/" xlink:type="simple">http://www.bicycleadvocacy.com</text:a> 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entral Arkansas Trail Alliance </text:p>
          </table:table-cell>
          <table:table-cell table:style-name="ce2" office:value-type="string" calcext:value-type="string">
            <text:p><text:a xlink:href="http://www.centralartrail.com/" xlink:type="simple">http://www.centralartrail.com/</text:a> 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MTB-Project API integration. Woodshop layout.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riends of the Syllamo Trail </text:p>
          </table:table-cell>
          <table:table-cell table:style-name="ce2" office:value-type="string" calcext:value-type="string">
            <text:p><text:a xlink:href="https://www.facebook.com/FriendsoftheSyllamoTrail/" xlink:type="simple">https://www.facebook.com/FriendsoftheSyllamoTrail/</text:a> 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acebook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zark Off Road Cyclists </text:p>
          </table:table-cell>
          <table:table-cell table:style-name="ce3" office:value-type="string" calcext:value-type="string">
            <text:p><text:a xlink:href="http://www.ozarkoffroadcyclists.com/" xlink:type="simple">http://www.ozarkoffroadcyclists.com/</text:a></text:p>
          </table:table-cell>
          <table:table-cell table:style-name="ce5" office:value-type="float" office:value="9" calcext:value-type="float">
            <text:p>9</text:p>
          </table:table-cell>
          <table:table-cell office:value-type="string" calcext:value-type="string">
            <text:p>gif reel on homepage. <text:s/>MTB-Project API integration.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alborg Trailbuilders </text:p>
          </table:table-cell>
          <table:table-cell table:style-name="ce2" office:value-type="string" calcext:value-type="string">
            <text:p><text:a xlink:href="http://www.aalborgtrailbuilders.dk/" xlink:type="simple">http://www.aalborgtrailbuilders.dk</text:a> 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bilene Bicycle Club </text:p>
          </table:table-cell>
          <table:table-cell table:style-name="ce2" office:value-type="string" calcext:value-type="string">
            <text:p><text:a xlink:href="http://www.abilenebicycleclub.com/" xlink:type="simple">http://www.abilenebicycleclub.com/</text:a>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4Bikes </text:p>
          </table:table-cell>
          <table:table-cell table:style-name="ce2" office:value-type="string" calcext:value-type="string">
            <text:p><text:a xlink:href="http://www.access4bikes.com/" xlink:type="simple">http://www.access4bikes.com/</text:a> 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aska Dirt Divas </text:p>
          </table:table-cell>
          <table:table-cell table:style-name="ce2" office:value-type="string" calcext:value-type="string">
            <text:p><text:a xlink:href="http://alaskadirtdivas.blogspot.com/" xlink:type="simple">http://alaskadirtdivas.blogspot.com/</text:a> 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Blogger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Albuquerque Mountain Bike Association </text:p>
          </table:table-cell>
          <table:table-cell table:style-name="ce2" office:value-type="string" calcext:value-type="string">
            <text:p><text:a xlink:href="http://www.ambanm.org/" xlink:type="simple">http://www.ambanm.org/</text:a> 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nthracite Mountain Pedalers </text:p>
          </table:table-cell>
          <table:table-cell table:style-name="ce2" office:value-type="string" calcext:value-type="string">
            <text:p><text:a xlink:href="http://ampbikeclub.org/" xlink:type="simple">http://ampbikeclub.org/</text:a> 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APL Cycling Club </text:p>
          </table:table-cell>
          <table:table-cell table:style-name="ce2" office:value-type="string" calcext:value-type="string">
            <text:p><text:a xlink:href="http://www.aplcycling.org/" xlink:type="simple">http://www.aplcycling.org/</text:a> 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umbler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Appalachia Outdoor Adventurers </text:p>
          </table:table-cell>
          <table:table-cell table:style-name="ce2" office:value-type="string" calcext:value-type="string">
            <text:p><text:a xlink:href="http://www.bikeaoa.org/" xlink:type="simple">http://www.bikeaoa.org/</text:a> 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Wordpres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Appalachian Mountain Bike Club </text:p>
          </table:table-cell>
          <table:table-cell table:style-name="ce2" office:value-type="string" calcext:value-type="string">
            <text:p><text:a xlink:href="http://www.ambc-sorba.org/" xlink:type="simple">http://www.ambc-sorba.org</text:a> 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Good layout. <text:s/>Maps are PDF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rizona Trail Association </text:p>
          </table:table-cell>
          <table:table-cell table:style-name="ce2" office:value-type="string" calcext:value-type="string">
            <text:p><text:a xlink:href="http://www.aztrail.org/" xlink:type="simple">http://www.aztrail.org</text:a> 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rnold Rim Trail Association </text:p>
          </table:table-cell>
          <table:table-cell table:style-name="ce2" office:value-type="string" calcext:value-type="string">
            <text:p><text:a xlink:href="http://arnoldrimtrail.org/" xlink:type="simple">http://arnoldrimtrail.org</text:a> 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Wordpres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thens Bicycle Club </text:p>
          </table:table-cell>
          <table:table-cell table:style-name="ce2" office:value-type="string" calcext:value-type="string">
            <text:p><text:a xlink:href="http://www.athensbicycleclub.org/" xlink:type="simple">http://www.athensbicycleclub.org</text:a> 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ugusta-GA and Aiken-SC </text:p>
          </table:table-cell>
          <table:table-cell table:style-name="ce2" office:value-type="string" calcext:value-type="string">
            <text:p><text:a xlink:href="http://sorbacsra.org/" xlink:type="simple">http://sorbacsra.org</text:a> 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ustin Ridge Riders Mountain Bike Club </text:p>
          </table:table-cell>
          <table:table-cell table:style-name="ce2" office:value-type="string" calcext:value-type="string">
            <text:p><text:a xlink:href="http://www.austinridgeriders.com/" xlink:type="simple">http://www.austinridgeriders.com/</text:a> 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ld Eagle Mountain Bike Association </text:p>
          </table:table-cell>
          <table:table-cell table:style-name="ce2" office:value-type="string" calcext:value-type="string">
            <text:p><text:a xlink:href="http://www.baldeaglemtb.org/" xlink:type="simple">http://www.baldeaglemtb.org</text:a> 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arlow Trail Association </text:p>
          </table:table-cell>
          <table:table-cell table:style-name="ce2" office:value-type="string" calcext:value-type="string">
            <text:p><text:a xlink:href="http://www.barlowtrail.org/" xlink:type="simple">http://www.barlowtrail.org</text:a> 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ton Rouge Area Mountain Bike Association </text:p>
          </table:table-cell>
          <table:table-cell table:style-name="ce2" office:value-type="string" calcext:value-type="string">
            <text:p><text:a xlink:href="http://www.bramba.org/" xlink:type="simple">http://www.bramba.org</text:a> 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erks Area Mountain Biking Association </text:p>
          </table:table-cell>
          <table:table-cell table:style-name="ce2" office:value-type="string" calcext:value-type="string">
            <text:p><text:a xlink:href="http://www.berksmountainbiking.org/" xlink:type="simple">http://www.berksmountainbiking.org</text:a> 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cycle Advocacy of Central Arkansas </text:p>
          </table:table-cell>
          <table:table-cell table:style-name="ce2" office:value-type="string" calcext:value-type="string">
            <text:p><text:a xlink:href="http://www.bicycleadvocacy.com/" xlink:type="simple">http://www.bicycleadvocacy.com</text:a> 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ike Town, USA Initiative </text:p>
          </table:table-cell>
          <table:table-cell table:style-name="ce2" office:value-type="string" calcext:value-type="string">
            <text:p><text:a xlink:href="http://steamboatbiketown.com/" xlink:type="simple">http://steamboatbiketown.com</text:a> 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Is this the ski resort?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Boulder Mountainbike Alliance </text:p>
          </table:table-cell>
          <table:table-cell table:style-name="ce3" office:value-type="string" calcext:value-type="string">
            <text:p><text:a xlink:href="http://bouldermountainbike.org/" xlink:type="simple">http://bouldermountainbike.org</text:a> 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Built their own trail rating system.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loud City Wheelers </text:p>
          </table:table-cell>
          <table:table-cell table:style-name="ce2" office:value-type="string" calcext:value-type="string">
            <text:p><text:a xlink:href="http://www.cloudcitywheelers.com/" xlink:type="simple">http://www.cloudcitywheelers.com</text:a> 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MTB-Project API integration.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olorado Mountain Bike Association </text:p>
          </table:table-cell>
          <table:table-cell table:style-name="ce2" office:value-type="string" calcext:value-type="string">
            <text:p><text:a xlink:href="http://www.comba.org/" xlink:type="simple">http://www.comba.org</text:a> 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Colorado Plateau Mountain Bike Trail Association - COPMOBA </text:p>
          </table:table-cell>
          <table:table-cell table:style-name="ce2" office:value-type="string" calcext:value-type="string">
            <text:p><text:a xlink:href="http://www.copmoba.org/" xlink:type="simple">http://www.copmoba.org</text:a> 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Crested Butte Mountain Bike Association - CBMBA </text:p>
          </table:table-cell>
          <table:table-cell table:style-name="ce2" office:value-type="string" calcext:value-type="string">
            <text:p><text:a xlink:href="http://cbmba.org/" xlink:type="simple">http://cbmba.org</text:a> 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Ski Reso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borah Maresca </text:p>
          </table:table-cell>
          <table:table-cell table:style-name="ce2" office:value-type="string" calcext:value-type="string">
            <text:p><text:a xlink:href="http://www.mountaintopcyclingclub.com/" xlink:type="simple">http://www.mountaintopcyclingclub.com</text:a> 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rt Divas </text:p>
          </table:table-cell>
          <table:table-cell table:style-name="ce2" office:value-type="string" calcext:value-type="string">
            <text:p><text:a xlink:href="http://www.dirtdivas.net/" xlink:type="simple">http://www.dirtdivas.net</text:a> 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rt Divas </text:p>
          </table:table-cell>
          <table:table-cell table:style-name="ce2" office:value-type="string" calcext:value-type="string">
            <text:p><text:a xlink:href="http://www.thedirtdivas.com/" xlink:type="simple">http://www.thedirtdivas.com</text:a> 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stes Park Cyclist Coalition </text:p>
          </table:table-cell>
          <table:table-cell table:style-name="ce2" office:value-type="string" calcext:value-type="string">
            <text:p><text:a xlink:href="http://www.estesparkcycling.co/" xlink:type="simple">http://www.estesparkcycling.co/</text:a>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rand Mountain Bike Alliance </text:p>
          </table:table-cell>
          <table:table-cell table:style-name="ce2" office:value-type="string" calcext:value-type="string">
            <text:p><text:a xlink:href="http://www.facebook.com/#%21/pages/Grand-Mountain-Bike-Alliance/218397568244526" xlink:type="simple">http://www.facebook.com/#!/pages/Grand-Mountain-Bike-Alliance/218397568244526</text:a> 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acebook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unnison Trails, Inc </text:p>
          </table:table-cell>
          <table:table-cell table:style-name="ce3" office:value-type="string" calcext:value-type="string">
            <text:p><text:a xlink:href="http://gunnisontrails.org/" xlink:type="simple">http://gunnisontrails.org</text:a> 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ower Valley Trails Group </text:p>
          </table:table-cell>
          <table:table-cell table:style-name="ce2" office:value-type="string" calcext:value-type="string">
            <text:p><text:a xlink:href="http://www.lovatrails.org/" xlink:type="simple">http://www.lovatrails.org/</text:a> 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edicine Wheel Trail Advocates </text:p>
          </table:table-cell>
          <table:table-cell table:style-name="ce3" office:value-type="string" calcext:value-type="string">
            <text:p><text:a xlink:href="http://www.medwheel.org/" xlink:type="simple">http://www.medwheel.org</text:a> 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Trailforks API integration, bootstrap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Overland Mountain Bike Club </text:p>
          </table:table-cell>
          <table:table-cell table:style-name="ce3" office:value-type="string" calcext:value-type="string">
            <text:p><text:a xlink:href="http://overlandmtb.org/" xlink:type="simple">http://overlandmtb.org/</text:a> 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Facebool API, MTB Project API, good sponsorship ads.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Roaring Fork Mountain Bike Association </text:p>
          </table:table-cell>
          <table:table-cell table:style-name="ce2" office:value-type="string" calcext:value-type="string">
            <text:p><text:a xlink:href="http://www.rfmba.org/" xlink:type="simple">http://www.rfmba.org/</text:a> 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ocky Mountain Bicycle Boys </text:p>
          </table:table-cell>
          <table:table-cell table:style-name="ce2" office:value-type="string" calcext:value-type="string">
            <text:p><text:a xlink:href="http://www.rmbb.org/" xlink:type="simple">http://www.rmbb.org</text:a> 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Google Maps API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utt County Riders </text:p>
          </table:table-cell>
          <table:table-cell table:style-name="ce2" office:value-type="string" calcext:value-type="string">
            <text:p><text:a xlink:href="http://routtcountyriders.org/" xlink:type="simple">http://routtcountyriders.org/</text:a> 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alida Mountain Trails </text:p>
          </table:table-cell>
          <table:table-cell table:style-name="ce2" office:value-type="string" calcext:value-type="string">
            <text:p><text:a xlink:href="http://www.salidamountaintrails.org/" xlink:type="simple">http://www.salidamountaintrails.org</text:a> 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an Miguel Bike Alliance </text:p>
          </table:table-cell>
          <table:table-cell table:style-name="ce2" office:value-type="string" calcext:value-type="string">
            <text:p><text:a xlink:href="http://www.telluridesmba.org/" xlink:type="simple">http://www.telluridesmba.org/</text:a> 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ilverton Singletrack Society </text:p>
          </table:table-cell>
          <table:table-cell table:style-name="ce2" office:value-type="string" calcext:value-type="string">
            <text:p><text:a xlink:href="http://www.silvertonsingletracksociety.org/" xlink:type="simple">http://www.silvertonsingletracksociety.org/</text:a>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pe Fear SORBA </text:p>
          </table:table-cell>
          <table:table-cell table:style-name="ce2" office:value-type="string" calcext:value-type="string">
            <text:p><text:a xlink:href="http://blog.capefearsorba.com/" xlink:type="simple">http://blog.capefearsorba.com/</text:a> 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atawba Valley Heritage Alliance - CVHA </text:p>
          </table:table-cell>
          <table:table-cell table:style-name="ce2" office:value-type="string" calcext:value-type="string">
            <text:p><text:a xlink:href="http://www.heritagealliance.org/" xlink:type="simple">http://www.heritagealliance.org/</text:a> 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reen River Preserve </text:p>
          </table:table-cell>
          <table:table-cell table:style-name="ce2" office:value-type="string" calcext:value-type="string">
            <text:p><text:a xlink:href="http://www.greenriverpreserve.org/" xlink:type="simple">http://www.greenriverpreserve.org</text:a> 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reensboro Fat Tire Society </text:p>
          </table:table-cell>
          <table:table-cell table:style-name="ce2" office:value-type="string" calcext:value-type="string">
            <text:p><text:a xlink:href="http://www.greensborofattire.org/" xlink:type="simple">http://www.greensborofattire.org</text:a> 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antahala Area SORBA </text:p>
          </table:table-cell>
          <table:table-cell table:style-name="ce2" office:value-type="string" calcext:value-type="string">
            <text:p><text:a xlink:href="http://www.nasorba.com/" xlink:type="simple">http://www.nasorba.com</text:a> 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Northwest North Carolina Mountain Bike Alliance </text:p>
          </table:table-cell>
          <table:table-cell table:style-name="ce2" office:value-type="string" calcext:value-type="string">
            <text:p><text:a xlink:href="http://ridenwnctrails.com/" xlink:type="simple">http://ridenwnctrails.com/</text:a> 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MTB-Project API integration. <text:s/>Bootstrap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isgah Area SORBA </text:p>
          </table:table-cell>
          <table:table-cell table:style-name="ce2" office:value-type="string" calcext:value-type="string">
            <text:p><text:a xlink:href="http://www.pisgahareasorba.org/" xlink:type="simple">http://www.pisgahareasorba.org</text:a> 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arheel Trailblazers </text:p>
          </table:table-cell>
          <table:table-cell table:style-name="ce2" office:value-type="string" calcext:value-type="string">
            <text:p><text:a xlink:href="http://www.tarheeltrailblazers.com/" xlink:type="simple">http://www.tarheeltrailblazers.com/</text:a> 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Own Trail rating syste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riangle Off-Road Cyclists </text:p>
          </table:table-cell>
          <table:table-cell table:style-name="ce2" office:value-type="string" calcext:value-type="string">
            <text:p><text:a xlink:href="http://torc-nc.org/" xlink:type="simple">http://torc-nc.org/</text:a> 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rips for Kids - Durham </text:p>
          </table:table-cell>
          <table:table-cell table:style-name="ce2" office:value-type="string" calcext:value-type="string">
            <text:p><text:a xlink:href="http://www.tripsforkids.org/" xlink:type="simple">http://www.tripsforkids.org</text:a> 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Trips for Kids - Western Youth Network </text:p>
          </table:table-cell>
          <table:table-cell table:style-name="ce2" office:value-type="string" calcext:value-type="string">
            <text:p><text:a xlink:href="http://www.westernyouthnetwork.org/wordpress/programs/prevention/trips-for-kids" xlink:type="simple">http://www.westernyouthnetwork.org/wordpress/programs/prevention/trips-for-kids</text:a> 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rips for Kids - WNC </text:p>
          </table:table-cell>
          <table:table-cell table:style-name="ce2" office:value-type="string" calcext:value-type="string">
            <text:p><text:a xlink:href="http://tripsforkidswnc.com/" xlink:type="simple">http://tripsforkidswnc.com</text:a>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arlow Trail Association </text:p>
          </table:table-cell>
          <table:table-cell table:style-name="ce2" office:value-type="string" calcext:value-type="string">
            <text:p><text:a xlink:href="http://www.barlowtrail.org/" xlink:type="simple">http://www.barlowtrail.org</text:a> 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lue Mountain Singletrack Trails Club </text:p>
          </table:table-cell>
          <table:table-cell table:style-name="ce2" office:value-type="string" calcext:value-type="string">
            <text:p><text:a xlink:href="http://www.bluemountainstc.org/" xlink:type="simple">http://www.bluemountainstc.org/</text:a> 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entral Oregon Trail Alliance - COTA </text:p>
          </table:table-cell>
          <table:table-cell table:style-name="ce2" office:value-type="string" calcext:value-type="string">
            <text:p><text:a xlink:href="http://cotamtb.com/" xlink:type="simple">http://cotamtb.com/</text:a> 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orvallis-to-the-Sea (C2C) Trail Partnership </text:p>
          </table:table-cell>
          <table:table-cell table:style-name="ce2" office:value-type="string" calcext:value-type="string">
            <text:p><text:a xlink:href="http://www.c2ctrail.org/" xlink:type="simple">http://www.c2ctrail.org</text:a> 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sciples of Dirt </text:p>
          </table:table-cell>
          <table:table-cell table:style-name="ce3" office:value-type="string" calcext:value-type="string">
            <text:p><text:a xlink:href="http://www.disciplesofdirt.org/" xlink:type="simple">http://www.disciplesofdirt.org/</text:a> 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ater Oakridge Area Trail Stewards </text:p>
          </table:table-cell>
          <table:table-cell table:style-name="ce2" office:value-type="string" calcext:value-type="string">
            <text:p><text:a xlink:href="http://www.oakridgegoats.org/" xlink:type="simple">http://www.oakridgegoats.org</text:a> 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Hood River Area Trail Stewards </text:p>
          </table:table-cell>
          <table:table-cell table:style-name="ce3" office:value-type="string" calcext:value-type="string">
            <text:p><text:a xlink:href="http://www.hrats.org/" xlink:type="simple">http://www.hrats.org</text:a> 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Trailforks API integration, bootstrap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tional Coast Trail Association </text:p>
          </table:table-cell>
          <table:table-cell table:style-name="ce2" office:value-type="string" calcext:value-type="string">
            <text:p><text:a xlink:href="http://www.coasttrails.org/" xlink:type="simple">http://www.coasttrails.org/</text:a> 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orthwest Trail Alliance </text:p>
          </table:table-cell>
          <table:table-cell table:style-name="ce3" office:value-type="string" calcext:value-type="string">
            <text:p><text:a xlink:href="http://www.nw-trail.org/" xlink:type="simple">http://www.nw-trail.org</text:a> 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Trailforks API integration, simple sharing of events.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endleton On Wheels </text:p>
          </table:table-cell>
          <table:table-cell table:style-name="ce2" office:value-type="string" calcext:value-type="string">
            <text:p><text:a xlink:href="http://www.cyclependleton.com/" xlink:type="simple">http://www.cyclependleton.com</text:a> 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Rogue Valley Mountain Bike Association </text:p>
          </table:table-cell>
          <table:table-cell table:style-name="ce2" office:value-type="string" calcext:value-type="string">
            <text:p><text:a xlink:href="http://www.rvmba.org/" xlink:type="simple">http://www.rvmba.org/</text:a> 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Own Rating syste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lem Area Trail Alliance </text:p>
          </table:table-cell>
          <table:table-cell table:style-name="ce2" office:value-type="string" calcext:value-type="string">
            <text:p><text:a xlink:href="http://salemtrails.org/" xlink:type="simple">http://salemtrails.org</text:a> 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isters Trail Alliance </text:p>
          </table:table-cell>
          <table:table-cell table:style-name="ce2" office:value-type="string" calcext:value-type="string">
            <text:p><text:a xlink:href="http://www.sisterstrails.com/" xlink:type="simple">http://www.sisterstrails.com</text:a> 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am Dirt </text:p>
          </table:table-cell>
          <table:table-cell table:style-name="ce2" office:value-type="string" calcext:value-type="string">
            <text:p><text:a xlink:href="http://teamdirt.org/" xlink:type="simple">http://teamdirt.org</text:a>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rips for Kids - CAT </text:p>
          </table:table-cell>
          <table:table-cell table:style-name="ce2" office:value-type="string" calcext:value-type="string">
            <text:p><text:a xlink:href="http://catoregon.org/tfk" xlink:type="simple">http://catoregon.org/tfk</text:a> 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rips for Kids - Rogue Valley </text:p>
          </table:table-cell>
          <table:table-cell table:style-name="ce2" office:value-type="string" calcext:value-type="string">
            <text:p><text:a xlink:href="http://www.tripsforkids.org/" xlink:type="simple">http://www.tripsforkids.org</text:a> 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Wild Rivers Coast Mountain Bicycling Association </text:p>
          </table:table-cell>
          <table:table-cell table:style-name="ce2" office:value-type="string" calcext:value-type="string">
            <text:p><text:a xlink:href="http://wildriverscoastmtb.org/" xlink:type="simple">http://wildriverscoastmtb.org</text:a>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idalgo Trail Riders </text:p>
          </table:table-cell>
          <table:table-cell table:style-name="ce2" office:value-type="string" calcext:value-type="string">
            <text:p><text:a xlink:href="http://www.fidalgotrailriders.org/" xlink:type="simple">http://www.fidalgotrailriders.org</text:a> 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Whatcom Mountain Bike Coalition </text:p>
          </table:table-cell>
          <table:table-cell table:style-name="ce2" office:value-type="string" calcext:value-type="string">
            <text:p><text:a xlink:href="http://wmbcmtb.org/" xlink:type="simple">http://wmbcmtb.org/</text:a>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/00/0000</text:date>, <text:time style:data-style-name="N2" text:time-value="16:31:14.9820799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22:15:50.459323439</meta:creation-date>
    <dc:date>2017-03-18T22:06:55.199282496</dc:date>
    <meta:editing-duration>PT5H54M41S</meta:editing-duration>
    <meta:editing-cycles>9</meta:editing-cycles>
    <meta:generator>LibreOffice/4.2.8.2$Linux_X86_64 LibreOffice_project/420m0$Build-2</meta:generator>
    <meta:document-statistic meta:table-count="1" meta:cell-count="291" meta:object-count="0"/>
  </office:meta>
</office:document-meta>
</file>